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P1" style:family="paragraph" style:parent-style-name="Standard">
      <style:paragraph-properties fo:text-align="justify" style:justify-single-word="false">
        <style:tab-stops>
          <style:tab-stop style:position="8.274cm"/>
        </style:tab-stops>
      </style:paragraph-properties>
      <style:text-properties officeooo:rsid="000b47be" officeooo:paragraph-rsid="000b47be"/>
    </style:style>
    <style:style style:name="P2" style:family="paragraph" style:parent-style-name="Standard">
      <style:paragraph-properties fo:text-align="justify" style:justify-single-word="false">
        <style:tab-stops>
          <style:tab-stop style:position="8.274cm"/>
        </style:tab-stops>
      </style:paragraph-properties>
      <style:text-properties fo:font-weight="bold" officeooo:rsid="000b47be" officeooo:paragraph-rsid="000b47be" style:font-weight-asian="bold" style:font-weight-complex="bold"/>
    </style:style>
    <style:style style:name="P3" style:family="paragraph" style:parent-style-name="Standard">
      <style:paragraph-properties fo:text-align="justify" style:justify-single-word="false">
        <style:tab-stops>
          <style:tab-stop style:position="8.274cm"/>
        </style:tab-stops>
      </style:paragraph-properties>
      <style:text-properties fo:font-weight="bold" officeooo:rsid="000bf955" officeooo:paragraph-rsid="000bf955" style:font-weight-asian="bold" style:font-weight-complex="bold"/>
    </style:style>
    <style:style style:name="P4" style:family="paragraph" style:parent-style-name="Standard">
      <style:paragraph-properties fo:text-align="justify" style:justify-single-word="false">
        <style:tab-stops>
          <style:tab-stop style:position="8.274cm"/>
        </style:tab-stops>
      </style:paragraph-properties>
      <style:text-properties officeooo:paragraph-rsid="000b47be"/>
    </style:style>
    <style:style style:name="P5" style:family="paragraph" style:parent-style-name="Standard">
      <style:paragraph-properties fo:text-align="justify" style:justify-single-word="false">
        <style:tab-stops>
          <style:tab-stop style:position="8.274cm"/>
        </style:tab-stops>
      </style:paragraph-properties>
      <style:text-properties officeooo:paragraph-rsid="000b69e9"/>
    </style:style>
    <style:style style:name="P6" style:family="paragraph" style:parent-style-name="Standard">
      <style:paragraph-properties fo:text-align="justify" style:justify-single-word="false">
        <style:tab-stops>
          <style:tab-stop style:position="8.274cm"/>
        </style:tab-stops>
      </style:paragraph-properties>
      <style:text-properties officeooo:rsid="000b69e9" officeooo:paragraph-rsid="000b69e9"/>
    </style:style>
    <style:style style:name="P7" style:family="paragraph" style:parent-style-name="Standard">
      <style:paragraph-properties fo:text-align="justify" style:justify-single-word="false" fo:break-before="page">
        <style:tab-stops>
          <style:tab-stop style:position="8.274cm"/>
        </style:tab-stops>
      </style:paragraph-properties>
      <style:text-properties officeooo:rsid="000b69e9" officeooo:paragraph-rsid="000b69e9"/>
    </style:style>
    <style:style style:name="P8" style:family="paragraph" style:parent-style-name="Standard">
      <style:paragraph-properties fo:text-align="justify" style:justify-single-word="false">
        <style:tab-stops>
          <style:tab-stop style:position="8.274cm"/>
        </style:tab-stops>
      </style:paragraph-properties>
      <style:text-properties officeooo:rsid="000b69e9" officeooo:paragraph-rsid="000bf955"/>
    </style:style>
    <style:style style:name="P9" style:family="paragraph" style:parent-style-name="Standard">
      <style:paragraph-properties fo:text-align="center" style:justify-single-word="false"/>
      <style:text-properties fo:font-size="18pt" fo:font-weight="bold" officeooo:rsid="000b47be" officeooo:paragraph-rsid="000b47be" style:font-size-asian="18pt" style:font-weight-asian="bold" style:font-size-complex="18pt" style:font-weight-complex="bold"/>
    </style:style>
    <style:style style:name="P10" style:family="paragraph" style:parent-style-name="Standard">
      <style:paragraph-properties fo:text-align="center" style:justify-single-word="false">
        <style:tab-stops>
          <style:tab-stop style:position="8.274cm"/>
        </style:tab-stops>
      </style:paragraph-properties>
      <style:text-properties fo:font-size="15pt" officeooo:rsid="000b47be" officeooo:paragraph-rsid="000b47be" style:font-size-asian="15pt" style:font-size-complex="15pt"/>
    </style:style>
    <style:style style:name="P11" style:family="paragraph" style:parent-style-name="Standard">
      <style:paragraph-properties fo:text-align="justify" style:justify-single-word="false">
        <style:tab-stops>
          <style:tab-stop style:position="8.274cm"/>
        </style:tab-stops>
      </style:paragraph-properties>
      <style:text-properties officeooo:rsid="000bf955" officeooo:paragraph-rsid="000b69e9"/>
    </style:style>
    <style:style style:name="P12" style:family="paragraph" style:parent-style-name="Standard">
      <style:paragraph-properties fo:text-align="justify" style:justify-single-word="false">
        <style:tab-stops>
          <style:tab-stop style:position="8.274cm"/>
        </style:tab-stops>
      </style:paragraph-properties>
      <style:text-properties officeooo:rsid="000bf955" officeooo:paragraph-rsid="000bf955"/>
    </style:style>
    <style:style style:name="P13" style:family="paragraph" style:parent-style-name="Standard">
      <style:paragraph-properties fo:text-align="justify" style:justify-single-word="false" fo:break-before="page">
        <style:tab-stops>
          <style:tab-stop style:position="8.274cm"/>
        </style:tab-stops>
      </style:paragraph-properties>
      <style:text-properties officeooo:rsid="000bf955" officeooo:paragraph-rsid="000bf955"/>
    </style:style>
    <style:style style:name="P14" style:family="paragraph" style:parent-style-name="Standard">
      <style:paragraph-properties fo:text-align="end" style:justify-single-word="false">
        <style:tab-stops>
          <style:tab-stop style:position="8.274cm"/>
        </style:tab-stops>
      </style:paragraph-properties>
      <style:text-properties officeooo:rsid="000bf955" officeooo:paragraph-rsid="000bf955"/>
    </style:style>
    <style:style style:name="P15" style:family="paragraph" style:parent-style-name="Standard">
      <style:paragraph-properties fo:margin-left="0cm" fo:margin-right="0cm" fo:line-height="100%" fo:text-align="justify" style:justify-single-word="false" fo:text-indent="0cm" style:auto-text-indent="false"/>
      <style:text-properties fo:font-style="normal" officeooo:paragraph-rsid="000cd82f" style:font-style-asian="normal" style:font-style-complex="normal"/>
    </style:style>
    <style:style style:name="P16" style:family="paragraph" style:parent-style-name="Standard">
      <style:paragraph-properties fo:line-height="100%" fo:text-align="justify" style:justify-single-word="false"/>
      <style:text-properties fo:font-style="normal" officeooo:paragraph-rsid="000cd82f" style:font-style-asian="normal" style:font-style-complex="normal"/>
    </style:style>
    <style:style style:name="P17" style:family="paragraph" style:parent-style-name="Standard">
      <style:paragraph-properties fo:margin-left="0cm" fo:margin-right="0cm" fo:line-height="100%" fo:text-align="justify" style:justify-single-word="false" fo:text-indent="0cm" style:auto-text-indent="false"/>
      <style:text-properties fo:font-style="normal" officeooo:paragraph-rsid="000cd82f" style:font-style-asian="normal" style:font-style-complex="normal"/>
    </style:style>
    <style:style style:name="P18" style:family="paragraph" style:parent-style-name="Standard">
      <style:paragraph-properties fo:margin-left="0cm" fo:margin-right="0cm" fo:line-height="100%" fo:text-align="justify" style:justify-single-word="false" fo:text-indent="0cm" style:auto-text-indent="false" fo:break-before="page"/>
      <style:text-properties fo:font-style="normal" officeooo:paragraph-rsid="000cd82f" style:font-style-asian="normal" style:font-style-complex="normal"/>
    </style:style>
    <style:style style:name="P19" style:family="paragraph" style:parent-style-name="Standard">
      <style:paragraph-properties fo:margin-left="0cm" fo:margin-right="0cm" fo:line-height="100%" fo:text-align="justify" style:justify-single-word="false" fo:text-indent="0cm" style:auto-text-indent="false"/>
      <style:text-properties fo:font-style="normal" officeooo:rsid="000cd82f" officeooo:paragraph-rsid="000cd82f" style:font-style-asian="normal" style:font-style-complex="normal"/>
    </style:style>
    <style:style style:name="P20" style:family="paragraph" style:parent-style-name="Standard">
      <style:paragraph-properties fo:margin-left="2cm" fo:margin-right="0cm" fo:line-height="100%" fo:text-align="justify" style:justify-single-word="false" fo:text-indent="0cm" style:auto-text-indent="false"/>
      <style:text-properties fo:font-style="normal" officeooo:rsid="00159ce9" officeooo:paragraph-rsid="000cd82f" style:font-style-asian="normal" style:font-style-complex="normal"/>
    </style:style>
    <style:style style:name="P21" style:family="paragraph" style:parent-style-name="Standard">
      <style:paragraph-properties fo:margin-left="0cm" fo:margin-right="0cm" fo:text-align="justify" style:justify-single-word="false" fo:text-indent="0cm" style:auto-text-indent="false"/>
      <style:text-properties fo:font-style="normal" officeooo:rsid="00159ce9" officeooo:paragraph-rsid="000cd82f" style:font-style-asian="normal" style:font-style-complex="normal"/>
    </style:style>
    <style:style style:name="P22" style:family="paragraph" style:parent-style-name="Standard">
      <style:paragraph-properties fo:margin-left="2cm" fo:margin-right="0cm" fo:text-align="justify" style:justify-single-word="false" fo:text-indent="0cm" style:auto-text-indent="false"/>
      <style:text-properties fo:font-style="normal" officeooo:rsid="00159ce9" officeooo:paragraph-rsid="000cd82f" style:font-style-asian="normal" style:font-style-complex="normal"/>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0bf955"/>
    </style:style>
    <style:style style:name="P25" style:family="paragraph" style:parent-style-name="Table_20_Contents">
      <style:paragraph-properties fo:text-align="justify" style:justify-single-word="false"/>
      <style:text-properties officeooo:rsid="000bf955" officeooo:paragraph-rsid="000bf955"/>
    </style:style>
    <style:style style:name="P26" style:family="paragraph" style:parent-style-name="Table_20_Contents">
      <style:paragraph-properties fo:text-align="center" style:justify-single-word="false"/>
      <style:text-properties officeooo:rsid="000bf955" officeooo:paragraph-rsid="000bf955"/>
    </style:style>
    <style:style style:name="T1" style:family="text">
      <style:text-properties fo:font-weight="bold" style:font-weight-asian="bold" style:font-weight-complex="bold"/>
    </style:style>
    <style:style style:name="T2" style:family="text">
      <style:text-properties fo:font-weight="bold" officeooo:rsid="0010ac65" style:font-weight-asian="bold" style:font-weight-complex="bold"/>
    </style:style>
    <style:style style:name="T3" style:family="text">
      <style:text-properties fo:font-weight="bold" officeooo:rsid="009f398a" style:font-weight-asian="bold" style:font-weight-complex="bold"/>
    </style:style>
    <style:style style:name="T4" style:family="text">
      <style:text-properties fo:font-weight="bold" officeooo:rsid="000cd82f"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0ac65" style:font-style-asian="italic" style:font-style-complex="italic"/>
    </style:style>
    <style:style style:name="T9" style:family="text">
      <style:text-properties fo:font-style="italic" officeooo:rsid="001506e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0ac65" style:font-style-asian="italic" style:font-weight-asian="bold" style:font-style-complex="italic" style:font-weight-complex="bold"/>
    </style:style>
    <style:style style:name="T12" style:family="text">
      <style:text-properties officeooo:rsid="000b69e9"/>
    </style:style>
    <style:style style:name="T13" style:family="text">
      <style:text-properties fo:font-style="normal" style:font-style-asian="normal" style:font-style-complex="normal"/>
    </style:style>
    <style:style style:name="T14" style:family="text">
      <style:text-properties fo:font-style="normal" officeooo:rsid="000bf955" style:font-style-asian="normal" style:font-style-complex="normal"/>
    </style:style>
    <style:style style:name="T15" style:family="text">
      <style:text-properties fo:color="#1b1c20" loext:opacity="100%" loext:padding="0cm" loext:border="none"/>
    </style:style>
    <style:style style:name="T16" style:family="text">
      <style:text-properties fo:color="#1b1c20" loext:opacity="100%" fo:font-style="normal" officeooo:rsid="000b69e9" style:font-style-asian="normal" style:font-style-complex="normal" loext:padding="0cm" loext:border="none"/>
    </style:style>
    <style:style style:name="T17" style:family="text">
      <style:text-properties fo:color="#1b1c20" loext:opacity="100%" fo:font-style="normal" style:font-style-asian="normal" style:font-style-complex="normal" loext:padding="0cm" loext:border="none"/>
    </style:style>
    <style:style style:name="T18" style:family="text">
      <style:text-properties fo:color="#1b1c20" loext:opacity="100%" fo:font-style="normal" fo:font-weight="bold" style:font-style-asian="normal" style:font-weight-asian="bold" style:font-style-complex="normal" style:font-weight-complex="bold" loext:padding="0cm" loext:border="none"/>
    </style:style>
    <style:style style:name="T19" style:family="text">
      <style:text-properties fo:color="#1b1c20" loext:opacity="100%" fo:font-style="italic" style:font-style-asian="italic" style:font-style-complex="italic" loext:padding="0cm" loext:border="none"/>
    </style:style>
    <style:style style:name="T20" style:family="text">
      <style:text-properties fo:color="#1b1c20" loext:opacity="100%" fo:font-weight="bold" style:font-weight-asian="bold" style:font-weight-complex="bold" loext:padding="0cm" loext:border="none"/>
    </style:style>
    <style:style style:name="T21" style:family="text">
      <style:text-properties officeooo:rsid="0010ac65"/>
    </style:style>
    <style:style style:name="T22" style:family="text">
      <style:text-properties officeooo:rsid="0010d8af"/>
    </style:style>
    <style:style style:name="T23" style:family="text">
      <style:text-properties officeooo:rsid="009f398a"/>
    </style:style>
    <style:style style:name="T24" style:family="text">
      <style:text-properties officeooo:rsid="001506e3"/>
    </style:style>
    <style:style style:name="T25" style:family="text">
      <style:text-properties officeooo:rsid="000cd8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eut-on <text:span text:style-name="T12">dire</text:span> ce <text:span text:style-name="T12">qui définit</text:span> une œuvre d’art ?</text:p>
      <text:p text:style-name="P10">Autour du procès Brancusi</text:p>
      <text:p text:style-name="P1"/>
      <text:p text:style-name="P1"/>
      <text:p text:style-name="P1"/>
      <text:p text:style-name="P2">Intro : Le contexte historique et juridique</text:p>
      <text:p text:style-name="P1"/>
      <text:p text:style-name="P1">Depuis <text:span text:style-name="T1">1913</text:span> aux Etats-Unis : l’importation des œuvres d’art originales réalisées par des artistes contemporains n’est pas taxée.</text:p>
      <text:p text:style-name="P1">Le <text:span text:style-name="T1">Tariff Act</text:span> de 1922 élargit le domaine des œuvres concernées, et pour cela définit la sculpture. </text:p>
      <text:p text:style-name="P1"/>
      <text:p text:style-name="P1">D’après vous, comment pourrait-on définir la sculpture en tant qu’art ?</text:p>
      <table:table table:name="Tableau1" table:style-name="Tableau1">
        <table:table-column table:style-name="Tableau1.A"/>
        <table:table-row table:style-name="TableLine2609247762752">
          <table:table-cell table:style-name="Tableau1.A1" office:value-type="string">
            <text:p text:style-name="P23"/>
            <text:p text:style-name="P23"/>
            <text:p text:style-name="P23"/>
            <text:p text:style-name="P23"/>
            <text:p text:style-name="P23"/>
            <text:p text:style-name="P23"/>
          </table:table-cell>
        </table:table-row>
      </table:table>
      <text:p text:style-name="P1"/>
      <text:p text:style-name="P1"/>
      <text:p text:style-name="P1"><text:span text:style-name="T5">Définition retenue par l’État américain :</text:span> « la sculpture, en tant qu’art, est cette discipline des beaux-arts qui consiste à tailler et à sculpter dans la pierre ou tout autre matériau massif, en vue d’une reproduction ultérieure par la fonte ou le moulage, des imitations d’objets naturels, principalement des formes humaines ; elle représente ces objets dans leurs proportions véritables qu’il s’agisse de longueur, de largeur, d’épaisseur, ou seulement de longueur et de largeur » </text:p>
      <text:p text:style-name="P1"/>
      <text:p text:style-name="P1"><text:span text:style-name="T1">Problème :</text:span> en 1927, le sculpteur d’origine roumaine Constantin Brâncuși (« Brancusi ») essaye d’importer à la douane un objet qu’il présente comme une œuvre d’art, mais qui ne correspond pas à cette définition : l’<text:span text:style-name="T7">Oiseau dans l’espace</text:span></text:p>
      <text:p text:style-name="P4"/>
      <text:p text:style-name="P4">Le douanier qui doit statuer sur le cas de l’Oiseau dans l’espace refuse de l’assimiler à une œuvre d’art : il est considéré comme un <text:span text:style-name="T7">objet utilitaire</text:span>. Cela contraint Brancusi à payer une lourde taxe d’importation (40 % de sa valeur initiale !) . </text:p>
      <text:p text:style-name="P4"/>
      <text:p text:style-name="P4">→ <text:span text:style-name="T6">Octobre 1927 :</text:span><text:span text:style-name="T1"> </text:span>ouverture à New York du procès opposant Brancusi à l’État américain. Question : la sculpture de Brancusi est-elle vraiment une œuvre d’art ? </text:p>
      <text:p text:style-name="P4"/>
      <text:p text:style-name="P6">Qu’en pensez-vous ?</text:p>
      <table:table table:name="Tableau2" table:style-name="Tableau2">
        <table:table-column table:style-name="Tableau2.A"/>
        <table:table-row table:style-name="TableLine2609284803840">
          <table:table-cell table:style-name="Tableau2.A1" office:value-type="string">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6"/>
      <text:p text:style-name="P6">Nous allons étudier les différents arguments proposés par l’acheteur, le photographe américain Edward Steichen.</text:p>
      <text:p text:style-name="P7"><text:span text:style-name="T1">Argument 1 :</text:span> Steichen a vu l’oeuvre « se faire »</text:p>
      <text:p text:style-name="P6"/>
      <text:p text:style-name="P6">→ Formulez clairement le critère que Steichen met en avant pour dire que l’<text:span text:style-name="T7">Oiseau</text:span><text:span text:style-name="T13"> est une œuvre d’art. Ce critère est-il spécifique à l’art ?</text:span></text:p>
      <table:table table:name="Tableau3" table:style-name="Tableau3">
        <table:table-column table:style-name="Tableau3.A"/>
        <table:table-row table:style-name="TableLine2609446373632">
          <table:table-cell table:style-name="Tableau3.A1" office:value-type="string">
            <text:p text:style-name="P23"/>
            <text:p text:style-name="P23"/>
            <text:p text:style-name="P23"/>
            <text:p text:style-name="P23"/>
            <text:p text:style-name="P23"/>
            <text:p text:style-name="P23"/>
            <text:p text:style-name="P23"/>
          </table:table-cell>
        </table:table-row>
      </table:table>
      <text:p text:style-name="P11"><text:span text:style-name="T13"/></text:p>
      <text:p text:style-name="P12"><text:span text:style-name="T13">Lisez le texte suivant d’Alain :</text:span></text:p>
      <text:p text:style-name="P6"><text:span text:style-name="T13"/></text:p>
      <text:p text:style-name="P5"><text:span text:style-name="T15">« Il reste à dire en quoi l'artiste diffère de l'artisan. Toutes les fois que l'idée précède et règle l'exécution, c'est industrie. […] Pensons maintenant au travail du peintre de portrait ; il est clair qu'il ne peut avoir le projet de toutes les couleurs qu'il emploiera à l'œuvre qu'il commence ; l'idée lui vient à mesure qu'il fait ; il serait même rigoureux de dire que l'idée lui vient ensuite, comme au spectateur, et qu'il est spectateur aussi de son œuvre en train de naître. Et c'est là le propre de l'artiste. »</text:span></text:p>
      <text:p text:style-name="P14"><text:span text:style-name="T16">A</text:span><text:span text:style-name="T17">lain</text:span></text:p>
      <text:p text:style-name="P14"><text:span text:style-name="T17"/></text:p>
      <text:p text:style-name="P8"><text:span text:style-name="T13">E</text:span><text:span text:style-name="T14">n vous appuyant sur le texte, répondez à la question suivante : l</text:span><text:span text:style-name="T13">a technique suffit-il pour être un artiste ? Qu’est-ce qu’il faut en plus ?</text:span></text:p>
      <table:table table:name="Tableau4" table:style-name="Tableau4">
        <table:table-column table:style-name="Tableau4.A"/>
        <table:table-row table:style-name="TableLine2609446364656">
          <table:table-cell table:style-name="Tableau4.A1" office:value-type="string">
            <text:p text:style-name="P24"/>
            <text:p text:style-name="P24"/>
            <text:p text:style-name="P25"/>
            <text:p text:style-name="P24"/>
            <text:p text:style-name="P24"/>
            <text:p text:style-name="P24"/>
            <text:p text:style-name="P24"/>
          </table:table-cell>
        </table:table-row>
      </table:table>
      <text:p text:style-name="P8"><text:span text:style-name="T17"/></text:p>
      <text:p text:style-name="P3"><text:span text:style-name="T17">Argument 2 : La ressemblance</text:span></text:p>
      <text:p text:style-name="P12"><text:span text:style-name="T17"/></text:p>
      <text:p text:style-name="P12"><text:span text:style-name="T17">Un critère très intuitif ! Si je n’arrive pas à reconnaître ce qui est représenté sur la toile, celui qui l’a peinte est-il un bon artiste ?</text:span></text:p>
      <table:table table:name="Tableau5" table:style-name="Tableau5">
        <table:table-column table:style-name="Tableau5.A"/>
        <table:table-row table:style-name="TableLine2609583359008">
          <table:table-cell table:style-name="Tableau5.A1" office:value-type="string">
            <text:p text:style-name="P23"/>
            <text:p text:style-name="P23"/>
            <text:p text:style-name="P23"/>
            <text:p text:style-name="P23"/>
            <text:p text:style-name="P23"/>
          </table:table-cell>
        </table:table-row>
      </table:table>
      <text:p text:style-name="P12"><text:span text:style-name="T17"/></text:p>
      <text:p text:style-name="P12"><text:span text:style-name="T17">Si on pousse cette idée jusqu’au bout, on peut penser qu’une œuvre d’art est d’autant plus réussie qu’elle imite bien le réel. C’est l’objet de cette histoire racontée par Pline l’Ancien (</text:span><text:span text:style-name="T19">Histoire naturelle</text:span><text:span text:style-name="T17">) :</text:span></text:p>
      <text:p text:style-name="P12"><text:span text:style-name="T17">"[Parrhasius], dit-on, offrit le combat à Zeuxis. Celui-ci apporta des raisins peints avec tant de vérité, que des oiseaux vinrent les becqueter; l’autre apporta un rideau si naturellement représenté, que Zeuxis, tout fier de la sentence des oiseaux, demande qu’on tirât enfin le rideau pour faire voir le tableau. Alors, reconnaissant son illusion, il s’avoua vaincu avec une franchise modeste, attendu que lui n’avait trompé que des oiseaux, mais que Parrhasius avait trompé un artiste, qui était Zeuxis."</text:span></text:p>
      <text:p text:style-name="P13"><text:span text:style-name="T17">Comment appelle-ton ces œuvres qui brouillent la frontière entre l’art et la réalité ?</text:span></text:p>
      <text:p text:style-name="P12"><text:span text:style-name="T17"/></text:p>
      <text:p text:style-name="P12"><text:span text:style-name="T17">Ce sont des …………………………………………</text:span></text:p>
      <text:p text:style-name="P12"><text:span text:style-name="T17"/></text:p>
      <text:p text:style-name="P12"><text:span text:style-name="T17">1. Cet idéal artistique peut-il convenir à toutes les formes d’art ? Pensez à toutes les formes que vous connaissez, et classez-les dans le tableau suivant :</text:span></text:p>
      <table:table table:name="Tableau6" table:style-name="Tableau6">
        <table:table-column table:style-name="Tableau6.A" table:number-columns-repeated="2"/>
        <table:table-row table:style-name="TableLine2609583453664">
          <table:table-cell table:style-name="Tableau6.A1" office:value-type="string">
            <text:p text:style-name="P26">Formes d’art imitatives</text:p>
          </table:table-cell>
          <table:table-cell table:style-name="Tableau6.B1" office:value-type="string">
            <text:p text:style-name="P26">Formes d’art non-imitatives</text:p>
          </table:table-cell>
        </table:table-row>
        <table:table-row table:style-name="TableLine2609583453664">
          <table:table-cell table:style-name="Tableau6.A2" office:value-type="string">
            <text:p text:style-name="P23"/>
            <text:p text:style-name="P23"/>
            <text:p text:style-name="P23"/>
            <text:p text:style-name="P23"/>
            <text:p text:style-name="P23"/>
            <text:p text:style-name="P23"/>
          </table:table-cell>
          <table:table-cell table:style-name="Tableau6.B2" office:value-type="string">
            <text:p text:style-name="P23"/>
          </table:table-cell>
        </table:table-row>
      </table:table>
      <text:p text:style-name="P12"><text:span text:style-name="T17"/></text:p>
      <text:p text:style-name="P12"><text:span text:style-name="T17">2. Si cette théorie est juste et que l’art brouille la différence entre la représentation et la réalité, n’est-ce pas dangereux d’un point de vue moral, religieux et politique ?</text:span></text:p>
      <text:p text:style-name="P12"><text:span text:style-name="T17">(cf exemple de la série </text:span><text:span text:style-name="T19">24</text:span><text:span text:style-name="T17"> et justification de la torture)</text:span></text:p>
      <text:p text:style-name="P12"><text:span text:style-name="T17">→ Pour Platon, il faut </text:span><text:span text:style-name="T18">bannir les poètes de la cité</text:span><text:span text:style-name="T17">, parce qu’ils imposent des fausses croyances aux citoyens.</text:span></text:p>
      <text:p text:style-name="P12"><text:span text:style-name="T17"/></text:p>
      <text:p text:style-name="P12"><text:span text:style-name="T17"/></text:p>
      <text:p text:style-name="P3"><text:span text:style-name="T17">Argument 3 : la beauté</text:span></text:p>
      <text:p text:style-name="P12"><text:span text:style-name="T17"/></text:p>
      <text:p text:style-name="P12"><text:span text:style-name="T17">Une œuvre d’art doit-elle forcément être belle ?</text:span></text:p>
      <table:table table:name="Tableau7" table:style-name="Tableau7">
        <table:table-column table:style-name="Tableau7.A"/>
        <table:table-row table:style-name="TableLine2609581068576">
          <table:table-cell table:style-name="Tableau7.A1" office:value-type="string">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12"><text:span text:style-name="T17"/></text:p>
      <text:p text:style-name="P15"><text:span text:style-name="T22">Ce critère a été réfuté par l’histoire de l’art elle-même.</text:span></text:p>
      <text:p text:style-name="P15"/>
      <text:p text:style-name="P15"><text:span text:style-name="T23">- Les </text:span><text:span text:style-name="T2">i</text:span><text:span text:style-name="T3">mpressionnistes</text:span><text:span text:style-name="T23"> et les </text:span><text:span text:style-name="T3">réalistes</text:span><text:span text:style-name="T23"> viendront remettre en question cette conception classique, mais continuent à penser que l’art doit fournir une </text:span><text:span text:style-name="T2">expérience perceptive </text:span><text:span text:style-name="T21">originale.</text:span></text:p>
      <text:p text:style-name="P15"><text:span text:style-name="T21">- Au début du XXè, on approfondit l’exploration </text:span>d’expériences artistiques qui ne sont plus des expériences de plaisir ou de déplaisir sensible. <text:span text:style-name="T23">Ex : on travaille sur</text:span> le choc, la révolte, la perplexité, le dégoût <text:span text:style-name="T21">(cf Otto Dix : </text:span><text:span text:style-name="T8">Les Joueurs de skat. </text:span><text:span text:style-name="T24">Baudelaire, </text:span><text:span text:style-name="T9">Une charogne</text:span><text:span text:style-name="T21">)</text:span>... <text:span text:style-name="T21">Ces réactions </text:span>peuvent tout aussi bien constituer des expériences artistiques à part entière.</text:p>
      <text:p text:style-name="P16"/>
      <text:p text:style-name="P15"><text:span text:style-name="T21">La</text:span> naissance de l'<text:span text:style-name="T1">art contemporain </text:span><text:span text:style-name="T21">viendra radicaliser ce décentrement de l’idée même d’art.</text:span> <text:span text:style-name="T22">Cf </text:span><text:span text:style-name="T11">F</text:span><text:span text:style-name="T10">ontaine</text:span><text:span text:style-name="T1"> de Duchamp </text:span><text:span text:style-name="T4">(→ vidéo de présentation)</text:span>.</text:p>
      <text:p text:style-name="P15"/>
      <text:p text:style-name="P15"/>
      <text:p text:style-name="P18"><text:span text:style-name="T23">P</text:span>ourquoi la <text:span text:style-name="T8">F</text:span><text:span text:style-name="T7">ontaine</text:span> a-t-elle été refusée <text:span text:style-name="T25">au salon des indépendants</text:span> ?</text:p>
      <table:table table:name="Tableau8" table:style-name="Tableau8">
        <table:table-column table:style-name="Tableau8.A"/>
        <table:table-row table:style-name="TableLine2609581088432">
          <table:table-cell table:style-name="Tableau8.A1" office:value-type="string">
            <text:p text:style-name="P23"/>
            <text:p text:style-name="P23"/>
            <text:p text:style-name="P23"/>
            <text:p text:style-name="P23"/>
            <text:p text:style-name="P23"/>
          </table:table-cell>
        </table:table-row>
      </table:table>
      <text:p text:style-name="P15"/>
      <text:p text:style-name="P19">Quelle expérience la <text:span text:style-name="T7">Fontaine</text:span> veut-elle offrir aux spectateurs ?</text:p>
      <table:table table:name="Tableau9" table:style-name="Tableau9">
        <table:table-column table:style-name="Tableau9.A"/>
        <table:table-row table:style-name="TableLine2609581090880">
          <table:table-cell table:style-name="Tableau9.A1" office:value-type="string">
            <text:p text:style-name="P23"/>
            <text:p text:style-name="P23"/>
            <text:p text:style-name="P23"/>
            <text:p text:style-name="P23"/>
            <text:p text:style-name="P23"/>
            <text:p text:style-name="P23"/>
          </table:table-cell>
        </table:table-row>
      </table:table>
      <text:p text:style-name="P19"/>
      <text:p text:style-name="P15"/>
      <text:p text:style-name="P19"><text:span text:style-name="T20">Argument 4 :</text:span><text:span text:style-name="T15"> son absence d’utilité</text:span></text:p>
      <text:p text:style-name="P19"><text:span text:style-name="T15"/></text:p>
      <text:p text:style-name="P21"><text:span text:style-name="T25">C’est apparemment u</text:span>ne façon pratique de différencier les produits de l’artisan et les produits de l’artiste : </text:p>
      <text:p text:style-name="P22">- le pain que produit le boulanger est utile, au sens où il satisfait un besoin naturel (manger).</text:p>
      <text:p text:style-name="P20"><text:span text:style-name="T15">- par opposition, la </text:span><text:span text:style-name="T19">Nature morte au pain</text:span><text:span text:style-name="T15"> de Vlaminck ne « sert à rien », au sens où elle ne satisfait aucun besoin immédiat</text:span></text:p>
      <text:p text:style-name="P20"><text:span text:style-name="T15"/></text:p>
      <text:p text:style-name="P19"><text:span text:style-name="T15">Mais ce n’est pas aussi simple ! Qu’est-ce que signifie « être utile » ?</text:span></text:p>
      <table:table table:name="Tableau10" table:style-name="Tableau10">
        <table:table-column table:style-name="Tableau10.A"/>
        <table:table-row table:style-name="TableLine2609581115088">
          <table:table-cell table:style-name="Tableau10.A1" office:value-type="string">
            <text:p text:style-name="P23"/>
            <text:p text:style-name="P23"/>
            <text:p text:style-name="P23"/>
            <text:p text:style-name="P23"/>
            <text:p text:style-name="P23"/>
          </table:table-cell>
        </table:table-row>
      </table:table>
      <text:p text:style-name="P19"><text:span text:style-name="T15"/></text:p>
      <text:p text:style-name="P19"><text:span text:style-name="T15">Quel genre de besoins l’artisanat vient-il satisfaire ?</text:span></text:p>
      <table:table table:name="Tableau11" table:style-name="Tableau11">
        <table:table-column table:style-name="Tableau11.A"/>
        <table:table-row table:style-name="TableLine2609581104208">
          <table:table-cell table:style-name="Tableau11.A1" office:value-type="string">
            <text:p text:style-name="P23"/>
            <text:p text:style-name="P23"/>
            <text:p text:style-name="P23"/>
            <text:p text:style-name="P23"/>
            <text:p text:style-name="P23"/>
          </table:table-cell>
        </table:table-row>
      </table:table>
      <text:p text:style-name="P19"><text:span text:style-name="T15"/></text:p>
      <text:p text:style-name="P19"><text:span text:style-name="T15">Cf texte de Bergson. D’après ce philosophe, quelle est l’utilité de l’art ?</text:span></text:p>
      <table:table table:name="Tableau12" table:style-name="Tableau12">
        <table:table-column table:style-name="Tableau12.A"/>
        <table:table-row table:style-name="TableLine2609580880080">
          <table:table-cell table:style-name="Tableau12.A1" office:value-type="string">
            <text:p text:style-name="P23"/>
            <text:p text:style-name="P23"/>
            <text:p text:style-name="P23"/>
            <text:p text:style-name="P23"/>
            <text:p text:style-name="P23"/>
            <text:p text:style-name="P23"/>
            <text:p text:style-name="P23"/>
            <text:p text:style-name="P23"/>
            <text:p text:style-name="P23"/>
          </table:table-cell>
        </table:table-row>
      </table:table>
      <text:p text:style-name="P19"><text:span text:style-name="T15"><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30T22:37:45.653000000</meta:creation-date>
    <dc:title>Page vierge</dc:title>
    <meta:generator>LibreOffice/7.2.5.2$Windows_X86_64 LibreOffice_project/499f9727c189e6ef3471021d6132d4c694f357e5</meta:generator>
    <meta:editing-duration>PT17M12S</meta:editing-duration>
    <meta:editing-cycles>3</meta:editing-cycles>
    <dc:date>2023-05-30T23:43:43.471000000</dc:date>
    <meta:document-statistic meta:table-count="12" meta:image-count="0" meta:object-count="0" meta:page-count="4" meta:paragraph-count="46" meta:word-count="935" meta:character-count="5627" meta:non-whitespace-character-count="4731"/>
    <meta:template xlink:type="simple" xlink:actuate="onRequest" xlink:title="Page vierge" xlink:href="../../../../../AppData/Roaming/LibreOffice/4/user/template/Page%20vierge1.ott" meta:date="2023-05-30T22:37:45.083000000"/>
  </office:meta>
</office:document-meta>
</file>